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37c695" officeooo:paragraph-rsid="0037c695"/>
    </style:style>
    <style:style style:name="P2" style:family="paragraph" style:parent-style-name="Footer">
      <style:paragraph-properties fo:text-align="center" style:justify-single-word="false"/>
    </style:style>
    <style:style style:name="P3" style:family="paragraph" style:parent-style-name="Standard">
      <style:text-properties officeooo:rsid="0022ace9" officeooo:paragraph-rsid="0022ace9"/>
    </style:style>
    <style:style style:name="P4" style:family="paragraph" style:parent-style-name="Standard">
      <style:text-properties officeooo:rsid="00231e14" officeooo:paragraph-rsid="00231e14"/>
    </style:style>
    <style:style style:name="P5" style:family="paragraph" style:parent-style-name="Standard">
      <style:text-properties officeooo:paragraph-rsid="0027ac37"/>
    </style:style>
    <style:style style:name="P6" style:family="paragraph" style:parent-style-name="Standard">
      <style:paragraph-properties fo:text-align="center" style:justify-single-word="false"/>
      <style:text-properties style:font-name="Arial1" style:text-underline-style="solid" style:text-underline-width="auto" style:text-underline-color="font-color" officeooo:rsid="002dd773" officeooo:paragraph-rsid="002dd773"/>
    </style:style>
    <style:style style:name="P7" style:family="paragraph" style:parent-style-name="Standard">
      <style:text-properties officeooo:rsid="002c9821" officeooo:paragraph-rsid="002c9821"/>
    </style:style>
    <style:style style:name="P8" style:family="paragraph" style:parent-style-name="Standard">
      <style:text-properties officeooo:rsid="0058e2ac" officeooo:paragraph-rsid="005a9b7a"/>
    </style:style>
    <style:style style:name="P9" style:family="paragraph" style:parent-style-name="Standard">
      <style:text-properties officeooo:rsid="0037c695" officeooo:paragraph-rsid="005a9b7a"/>
    </style:style>
    <style:style style:name="P10" style:family="paragraph" style:parent-style-name="Standard">
      <style:paragraph-properties fo:text-align="start" style:justify-single-word="false"/>
      <style:text-properties style:font-name="Arial1" fo:font-size="11pt" style:text-underline-style="solid" style:text-underline-width="auto" style:text-underline-color="font-color" officeooo:rsid="002dd773" officeooo:paragraph-rsid="002dd773" style:font-size-asian="11pt" style:font-size-complex="11pt"/>
    </style:style>
    <style:style style:name="P11" style:family="paragraph" style:parent-style-name="Standard">
      <style:text-properties style:font-name="Arial1" fo:font-size="11pt" style:text-underline-style="solid" style:text-underline-width="auto" style:text-underline-color="font-color" officeooo:rsid="002dd773" officeooo:paragraph-rsid="002dd773" style:font-size-asian="11pt" style:font-size-complex="11pt"/>
    </style:style>
    <style:style style:name="P12" style:family="paragraph" style:parent-style-name="Standard">
      <style:text-properties style:font-name="Arial1" fo:font-size="11pt" style:text-underline-style="solid" style:text-underline-width="auto" style:text-underline-color="font-color" officeooo:rsid="002f2f65" officeooo:paragraph-rsid="002f2f65" style:font-size-asian="11pt" style:font-size-complex="11pt"/>
    </style:style>
    <style:style style:name="P13" style:family="paragraph" style:parent-style-name="Standard">
      <style:text-properties style:font-name="Arial1" fo:font-size="11pt" style:text-underline-style="solid" style:text-underline-width="auto" style:text-underline-color="font-color" officeooo:rsid="002f770b" officeooo:paragraph-rsid="002f770b" style:font-size-asian="11pt" style:font-size-complex="11pt"/>
    </style:style>
    <style:style style:name="P14" style:family="paragraph" style:parent-style-name="Standard">
      <style:text-properties style:font-name="Arial1" fo:font-size="11pt" style:text-underline-style="solid" style:text-underline-width="auto" style:text-underline-color="font-color" officeooo:rsid="004a4eb4" officeooo:paragraph-rsid="004a4eb4" style:font-size-asian="11pt" style:font-size-complex="11pt"/>
    </style:style>
    <style:style style:name="P15" style:family="paragraph" style:parent-style-name="Standard">
      <style:text-properties style:font-name="Arial1" fo:font-size="11pt" style:text-underline-style="solid" style:text-underline-width="auto" style:text-underline-color="font-color" officeooo:rsid="0039158d" officeooo:paragraph-rsid="0039158d" style:font-size-asian="11pt" style:font-size-complex="11pt"/>
    </style:style>
    <style:style style:name="P16" style:family="paragraph" style:parent-style-name="Standard">
      <style:text-properties style:font-name="Arial1" fo:font-size="11pt" style:text-underline-style="solid" style:text-underline-width="auto" style:text-underline-color="font-color" officeooo:rsid="0032811c" officeooo:paragraph-rsid="0032811c" style:font-size-asian="11pt" style:font-size-complex="11pt"/>
    </style:style>
    <style:style style:name="P17" style:family="paragraph" style:parent-style-name="Standard">
      <style:text-properties style:font-name="Arial1" fo:font-size="11pt" style:text-underline-style="solid" style:text-underline-width="auto" style:text-underline-color="font-color" officeooo:rsid="00357bb5" officeooo:paragraph-rsid="00357bb5" style:font-size-asian="11pt" style:font-size-complex="11pt"/>
    </style:style>
    <style:style style:name="P18" style:family="paragraph" style:parent-style-name="Standard">
      <style:text-properties style:font-name="Arial1" fo:font-size="11pt" style:text-underline-style="none" officeooo:rsid="002dd773" officeooo:paragraph-rsid="005c99ab" style:font-size-asian="11pt" style:font-size-complex="11pt"/>
    </style:style>
    <style:style style:name="P19" style:family="paragraph" style:parent-style-name="Standard">
      <style:text-properties style:font-name="Arial1" fo:font-size="11pt" style:text-underline-style="none" officeooo:rsid="002dd773" officeooo:paragraph-rsid="002dd773" style:font-size-asian="11pt" style:font-size-complex="11pt"/>
    </style:style>
    <style:style style:name="P20" style:family="paragraph" style:parent-style-name="Standard">
      <style:text-properties style:font-name="Arial1" fo:font-size="11pt" style:text-underline-style="none" officeooo:rsid="002f2f65" officeooo:paragraph-rsid="002f2f65" style:font-size-asian="11pt" style:font-size-complex="11pt"/>
    </style:style>
    <style:style style:name="P21" style:family="paragraph" style:parent-style-name="Standard">
      <style:text-properties style:font-name="Arial1" fo:font-size="11pt" style:text-underline-style="none" officeooo:rsid="00308381" officeooo:paragraph-rsid="00519117" style:font-size-asian="11pt" style:font-size-complex="11pt"/>
    </style:style>
    <style:style style:name="P22" style:family="paragraph" style:parent-style-name="Standard">
      <style:text-properties style:font-name="Arial1" fo:font-size="11pt" style:text-underline-style="none" officeooo:rsid="00308381" officeooo:paragraph-rsid="005dd874" style:font-size-asian="11pt" style:font-size-complex="11pt"/>
    </style:style>
    <style:style style:name="P23" style:family="paragraph" style:parent-style-name="Standard">
      <style:text-properties style:font-name="Arial1" fo:font-size="11pt" style:text-underline-style="none" officeooo:rsid="00308381" officeooo:paragraph-rsid="00308381" style:font-size-asian="11pt" style:font-size-complex="11pt"/>
    </style:style>
    <style:style style:name="P24" style:family="paragraph" style:parent-style-name="Standard">
      <style:text-properties style:font-name="Arial1" fo:font-size="11pt" style:text-underline-style="none" officeooo:rsid="00308381" officeooo:paragraph-rsid="0061c164" style:font-size-asian="11pt" style:font-size-complex="11pt"/>
    </style:style>
    <style:style style:name="P25" style:family="paragraph" style:parent-style-name="Standard">
      <style:text-properties style:font-name="Arial1" fo:font-size="11pt" style:text-underline-style="none" officeooo:rsid="0032811c" officeooo:paragraph-rsid="0032811c" style:font-size-asian="11pt" style:font-size-complex="11pt"/>
    </style:style>
    <style:style style:name="P26" style:family="paragraph" style:parent-style-name="Standard">
      <style:text-properties style:font-name="Arial1" fo:font-size="11pt" style:text-underline-style="none" officeooo:rsid="0032811c" officeooo:paragraph-rsid="00357bb5" style:font-size-asian="11pt" style:font-size-complex="11pt"/>
    </style:style>
    <style:style style:name="P27" style:family="paragraph" style:parent-style-name="Standard">
      <style:text-properties style:font-name="Arial1" fo:font-size="11pt" style:text-underline-style="none" officeooo:rsid="0032811c" officeooo:paragraph-rsid="005dd874" style:font-size-asian="11pt" style:font-size-complex="11pt"/>
    </style:style>
    <style:style style:name="P28" style:family="paragraph" style:parent-style-name="Standard">
      <style:text-properties style:font-name="Arial1" fo:font-size="11pt" style:text-underline-style="none" officeooo:rsid="00357bb5" officeooo:paragraph-rsid="00357bb5" style:font-size-asian="11pt" style:font-size-complex="11pt"/>
    </style:style>
    <style:style style:name="P29" style:family="paragraph" style:parent-style-name="Standard">
      <style:text-properties style:font-name="Arial1" fo:font-size="11pt" style:text-underline-style="none" officeooo:rsid="004a4eb4" officeooo:paragraph-rsid="004a4eb4" style:font-size-asian="11pt" style:font-size-complex="11pt"/>
    </style:style>
    <style:style style:name="P30" style:family="paragraph" style:parent-style-name="Standard">
      <style:text-properties style:font-name="Arial1" fo:font-size="11pt" style:text-underline-style="none" officeooo:rsid="004e5e9f" officeooo:paragraph-rsid="004e5e9f" style:font-size-asian="11pt" style:font-size-complex="11pt"/>
    </style:style>
    <style:style style:name="P31" style:family="paragraph" style:parent-style-name="Standard">
      <style:text-properties style:font-name="Arial1" fo:font-size="11pt" style:text-underline-style="none" officeooo:rsid="0054f741" officeooo:paragraph-rsid="0054f741" style:font-size-asian="11pt" style:font-size-complex="11pt"/>
    </style:style>
    <style:style style:name="P32" style:family="paragraph" style:parent-style-name="Standard">
      <style:text-properties style:font-name="Arial1" fo:font-size="11pt" style:text-underline-style="none" officeooo:rsid="0039158d" officeooo:paragraph-rsid="005f29d0" style:font-size-asian="11pt" style:font-size-complex="11pt"/>
    </style:style>
    <style:style style:name="P33" style:family="paragraph" style:parent-style-name="Standard">
      <style:text-properties style:font-name="Arial1" fo:font-size="11pt" style:text-underline-style="none" officeooo:rsid="00329f80" officeooo:paragraph-rsid="005dd874" style:font-size-asian="11pt" style:font-size-complex="11pt"/>
    </style:style>
    <style:style style:name="P34" style:family="paragraph" style:parent-style-name="Standard">
      <style:text-properties style:font-name="Arial1" fo:font-size="11pt" style:text-underline-style="none" officeooo:rsid="00330e7e" officeooo:paragraph-rsid="005dd874" style:font-size-asian="11pt" style:font-size-complex="11pt"/>
    </style:style>
    <style:style style:name="P35" style:family="paragraph" style:parent-style-name="Standard">
      <style:text-properties style:font-name="Arial1" fo:font-size="11pt" style:text-underline-style="none" officeooo:rsid="0061c164" officeooo:paragraph-rsid="0061c164" style:font-size-asian="11pt" style:font-size-complex="11pt"/>
    </style:style>
    <style:style style:name="P36" style:family="paragraph" style:parent-style-name="Standard">
      <style:text-properties style:font-name="Arial1" fo:font-size="11pt" style:text-underline-style="none" officeooo:rsid="00634637" officeooo:paragraph-rsid="00634637" style:font-size-asian="11pt" style:font-size-complex="11pt"/>
    </style:style>
    <style:style style:name="P37" style:family="paragraph" style:parent-style-name="Standard">
      <style:text-properties style:font-name="Arial1" fo:font-size="11pt" officeooo:rsid="001c4238" officeooo:paragraph-rsid="001c4238" style:font-size-asian="11pt" style:font-size-complex="11pt"/>
    </style:style>
    <style:style style:name="P38" style:family="paragraph" style:parent-style-name="Standard">
      <style:text-properties style:font-name="Arial1" fo:font-size="11pt" officeooo:rsid="0021df98" officeooo:paragraph-rsid="0021df98" style:font-size-asian="11pt" style:font-size-complex="11pt"/>
    </style:style>
    <style:style style:name="P39" style:family="paragraph" style:parent-style-name="Standard">
      <style:text-properties style:font-name="Arial1" fo:font-size="11pt" officeooo:rsid="001f95cf" officeooo:paragraph-rsid="001f95cf" style:font-size-asian="11pt" style:font-size-complex="11pt"/>
    </style:style>
    <style:style style:name="P40" style:family="paragraph" style:parent-style-name="Standard">
      <style:text-properties style:font-name="Arial1" fo:font-size="11pt" officeooo:rsid="0024d969" officeooo:paragraph-rsid="0024d969" style:font-size-asian="11pt" style:font-size-complex="11pt"/>
    </style:style>
    <style:style style:name="P41" style:family="paragraph" style:parent-style-name="Standard">
      <style:text-properties style:font-name="Arial1" fo:font-size="11pt" officeooo:rsid="0028ac26" officeooo:paragraph-rsid="0028ac26" style:font-size-asian="11pt" style:font-size-complex="11pt"/>
    </style:style>
    <style:style style:name="P42" style:family="paragraph" style:parent-style-name="Standard">
      <style:text-properties fo:font-size="11pt" officeooo:rsid="0037c695" officeooo:paragraph-rsid="005a9b7a" style:font-size-asian="11pt" style:font-size-complex="11pt"/>
    </style:style>
    <style:style style:name="P43" style:family="paragraph" style:parent-style-name="Standard">
      <style:text-properties fo:font-size="11pt" officeooo:rsid="0058e2ac" officeooo:paragraph-rsid="005a9b7a" style:font-size-asian="11pt" style:font-size-complex="11pt"/>
    </style:style>
    <style:style style:name="P44" style:family="paragraph" style:parent-style-name="Standard">
      <style:text-properties style:font-name="Arial" fo:font-size="11pt" officeooo:rsid="0037c695" officeooo:paragraph-rsid="005a9b7a" style:font-size-asian="11pt" style:font-size-complex="11pt"/>
    </style:style>
    <style:style style:name="P45" style:family="paragraph" style:parent-style-name="Standard">
      <style:paragraph-properties fo:text-align="center" style:justify-single-word="false" fo:break-before="page"/>
      <style:text-properties style:font-name="Arial1" fo:font-size="11pt" style:text-underline-style="solid" style:text-underline-width="auto" style:text-underline-color="font-color" officeooo:rsid="002dd773" officeooo:paragraph-rsid="002dd773" style:font-size-asian="11pt" style:font-size-complex="11pt"/>
    </style:style>
    <style:style style:name="P46" style:family="paragraph" style:parent-style-name="Endnote">
      <style:text-properties officeooo:rsid="0061c164" officeooo:paragraph-rsid="0061c164"/>
    </style:style>
    <style:style style:name="P47" style:family="paragraph" style:parent-style-name="Endnote">
      <style:text-properties officeooo:rsid="00634637" officeooo:paragraph-rsid="00634637"/>
    </style:style>
    <style:style style:name="P48" style:family="paragraph" style:parent-style-name="Endnote">
      <style:text-properties officeooo:rsid="00308381" officeooo:paragraph-rsid="00308381"/>
    </style:style>
    <style:style style:name="T1" style:family="text">
      <style:text-properties officeooo:rsid="001f95cf"/>
    </style:style>
    <style:style style:name="T2" style:family="text">
      <style:text-properties officeooo:rsid="002182cb"/>
    </style:style>
    <style:style style:name="T3" style:family="text">
      <style:text-properties officeooo:rsid="0025bfbc"/>
    </style:style>
    <style:style style:name="T4" style:family="text">
      <style:text-properties officeooo:rsid="002f770b"/>
    </style:style>
    <style:style style:name="T5" style:family="text">
      <style:text-properties officeooo:rsid="0032811c"/>
    </style:style>
    <style:style style:name="T6" style:family="text">
      <style:text-properties officeooo:rsid="00330e7e"/>
    </style:style>
    <style:style style:name="T7" style:family="text">
      <style:text-properties officeooo:rsid="0033c999"/>
    </style:style>
    <style:style style:name="T8" style:family="text">
      <style:text-properties officeooo:rsid="00357bb5"/>
    </style:style>
    <style:style style:name="T9" style:family="text">
      <style:text-properties officeooo:rsid="0037c695"/>
    </style:style>
    <style:style style:name="T10" style:family="text">
      <style:text-properties officeooo:rsid="0039158d"/>
    </style:style>
    <style:style style:name="T11" style:family="text">
      <style:text-properties officeooo:rsid="0040bbec"/>
    </style:style>
    <style:style style:name="T12" style:family="text">
      <style:text-properties officeooo:rsid="00483674"/>
    </style:style>
    <style:style style:name="T13" style:family="text">
      <style:text-properties officeooo:rsid="004b0a7d"/>
    </style:style>
    <style:style style:name="T14" style:family="text">
      <style:text-properties officeooo:rsid="004cc3fa"/>
    </style:style>
    <style:style style:name="T15" style:family="text">
      <style:text-properties officeooo:rsid="00519117"/>
    </style:style>
    <style:style style:name="T16" style:family="text">
      <style:text-properties officeooo:rsid="0051e0b6"/>
    </style:style>
    <style:style style:name="T17" style:family="text">
      <style:text-properties officeooo:rsid="0054f741"/>
    </style:style>
    <style:style style:name="T18" style:family="text">
      <style:text-properties style:text-underline-style="solid" style:text-underline-width="auto" style:text-underline-color="font-color" officeooo:rsid="0022ace9"/>
    </style:style>
    <style:style style:name="T19" style:family="text">
      <style:text-properties style:font-name="Arial1" style:text-underline-style="none"/>
    </style:style>
    <style:style style:name="T20" style:family="text">
      <style:text-properties style:font-name="Arial1" style:text-underline-style="none" officeooo:rsid="0022ace9"/>
    </style:style>
    <style:style style:name="T21" style:family="text">
      <style:text-properties style:font-name="Arial1" style:text-underline-style="none" officeooo:rsid="0061c164"/>
    </style:style>
    <style:style style:name="T22" style:family="text">
      <style:text-properties officeooo:rsid="005c99ab"/>
    </style:style>
    <style:style style:name="T23" style:family="text">
      <style:text-properties officeooo:rsid="005dd874"/>
    </style:style>
    <style:style style:name="T24" style:family="text">
      <style:text-properties officeooo:rsid="005f29d0"/>
    </style:style>
    <style:style style:name="T25" style:family="text">
      <style:text-properties officeooo:rsid="00601997"/>
    </style:style>
    <style:style style:name="T26" style:family="text">
      <style:text-properties style:font-name="Arial" fo:font-size="11pt" style:font-size-asian="11pt" style:font-size-complex="11pt"/>
    </style:style>
    <style:style style:name="T27" style:family="text">
      <style:text-properties style:font-name="Arial" fo:font-size="11pt" officeooo:rsid="0039158d" style:font-size-asian="11pt" style:font-size-complex="11pt"/>
    </style:style>
    <style:style style:name="T28" style:family="text">
      <style:text-properties style:font-name="Arial" fo:font-size="11pt" officeooo:rsid="0027ac37" style:font-size-asian="11pt" style:font-size-complex="11pt"/>
    </style:style>
    <style:style style:name="T29" style:family="text">
      <style:text-properties style:font-name="Arial" fo:font-size="11pt" officeooo:rsid="005a9b7a" style:font-size-asian="11pt" style:font-size-complex="11pt"/>
    </style:style>
    <style:style style:name="T30" style:family="text">
      <style:text-properties style:font-name="Arial" fo:font-size="11pt" officeooo:rsid="00231e14" style:font-size-asian="11pt" style:font-size-complex="11pt"/>
    </style:style>
    <style:style style:name="T31" style:family="text">
      <style:text-properties style:font-name="Arial" fo:font-size="11pt" officeooo:rsid="002bbc1b" style:font-size-asian="11pt" style:font-size-complex="11pt"/>
    </style:style>
    <style:style style:name="T32" style:family="text">
      <style:text-properties style:font-name="Arial" fo:font-size="11pt" officeooo:rsid="0022ace9" style:font-size-asian="11pt" style:font-size-complex="11pt"/>
    </style:style>
    <style:style style:name="T33" style:family="text">
      <style:text-properties officeooo:rsid="00634637"/>
    </style:style>
    <style:style style:name="T34" style:family="text">
      <style:text-properties officeooo:rsid="006425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 started off with the exit function instead of the info one; this was because I thought getting the loop for entering the commands (and how to exit the loop) would be of more logical.</text:p>
      <text:p text:style-name="P37"/>
      <text:p text:style-name="P37">I initially had problems with the exit function. The infinite loop would keep printing out the same message. </text:p>
      <text:p text:style-name="P37"/>
      <text:p text:style-name="P37">Whilst I managed to fix this in my second attempt, the loop now only printing out the message once, it would still not close successfully. I realised that this was because I was not comparing the two strings at the correct point in the code.</text:p>
      <text:p text:style-name="P37"/>
      <text:p text:style-name="P37">After this I managed to implement the info function quite easily since it was just a print statement <text:span text:style-name="T1">that I made to be conditional.</text:span></text:p>
      <text:p text:style-name="P37"/>
      <text:p text:style-name="P38">Using getcwd I was able to print the current working directory.</text:p>
      <text:p text:style-name="P37"/>
      <text:p text:style-name="P39">I had to change scanf to fgets due to the limitations that scanf had with spaces. <text:span text:style-name="T2">However I also needed to add \n to the arrays for the various commands to now work.</text:span></text:p>
      <text:p text:style-name="P38"/>
      <text:p text:style-name="P40">Changing the directory using cd was probably the most difficult part so far. Since I used getcwd to print out the current directory, this presented a problem when I changed directory, then wanted to print out the currrent directory. <text:span text:style-name="T3">To fix this issue I created another if statement in the cwd to differeniate between the default directory and one that had been changed.</text:span></text:p>
      <text:p text:style-name="P40"/>
      <text:p text:style-name="P41">The previous method did not work properly, so I used tokenisation to split up the string entered in the input into the command and path part. <text:s/>For the previous functions only the command part was required since there was only one part to the string, whilst on the other hand the cd PATH had two. <text:s/>Since I had seperated the path from the command, I could now use chdir to change into the path specified in the input. To check that this had been implemented properly, I printed out getcwd. <text:s/>Although changing into another directory had now been achieved, I still needed to check if filepath was actually valid.</text:p>
      <text:p text:style-name="P6"/>
      <text:p text:style-name="P45">COMP2211: C Shell Report</text:p>
      <text:p text:style-name="P10"/>
      <text:p text:style-name="P11">Introduction</text:p>
      <text:p text:style-name="P18">The objective was to build a shell <text:span text:style-name="T9">that mimiced some of the functions in shells found in many operation systems</text:span>, such as Windows and UNIX. <text:s/><text:span text:style-name="T22">Shells in these operating systems are mostly text based, which this shell also is, and has functions like directory navigation, file execution, and many others. <text:s/>Although there were not many limitations placed on us for this project, all the various functionalities needed to be</text:span> coded in C.</text:p>
      <text:p text:style-name="P18"/>
      <text:p text:style-name="P18"><text:span text:style-name="T10">This shell was built solely on and for Linux based systems, with all work and testing being done either on CentOS 7 or Ubuntu Gnome 16.04. <text:s/>The C code itself was written using the text editor gedit and then compiled using a makefile (also written in gedit) that implements the GNU Complier Collection (gcc). <text:s/></text:span></text:p>
      <text:p text:style-name="P19"/>
      <text:p text:style-name="P12">Structure</text:p>
      <text:p text:style-name="P20">The approach that I took for the code was relatively simple. <text:s/>I only had a single main function <text:span text:style-name="T4">with a while loop inside of it.</text:span> <text:s/><text:span text:style-name="T10">The loop was an infinite one that prevented the shell from closing unless the user manually did so by typing “exit”. <text:s/>The first lines of the loop contained fgets() that would enable user input; the loop also contained </text:span>all of the<text:span text:style-name="T10"> </text:span>function<text:span text:style-name="T10">s and the corresponding commands to initiate them, which were self contained within various if statements, so as to not interfere with the other commands</text:span>. <text:s/><text:span text:style-name="T12">Outside of the while loop there was a printf statement that tells you informs the user that the they are exiting the shell and a return 0 command to close the shell.</text:span></text:p>
      <text:p text:style-name="P20"/>
      <text:p text:style-name="P13">Functions</text:p>
      <text:p text:style-name="P21">The first function that I implement<text:span text:style-name="T9">ed</text:span> <text:span text:style-name="T22">after creating the main while loop </text:span>was the <text:span text:style-name="T5">info function since it was the easiest to implement, with a if statement comparing strings from the input to the one that I specified, which was “info”. <text:s/>If the strings matched, the shell would print out a statement specifying who built the shell and what course module it was for.</text:span></text:p>
      <text:p text:style-name="P21"/>
      <text:p text:style-name="P22"><text:span text:style-name="T15">The </text:span>exit function <text:span text:style-name="T15">was also relatively straight forward </text:span>since <text:span text:style-name="T16">all that was required was an if statement that uses strcmp to check if the input matches what was specified. <text:s/>Inside the if statement was break to exit the while loop.</text:span></text:p>
      <text:p text:style-name="P22"/>
      <text:p text:style-name="P24"><text:span text:style-name="T23">Getting the current directory was required some research. <text:s/>I quickly found</text:span><text:span text:style-name="T23"><text:note text:id="ftn0" text:note-class="endnote"><text:note-citation>i</text:note-citation><text:note-body><text:p text:style-name="P46"><text:a xlink:type="simple" xlink:href="http://man7.org/linux/man-pages/man2/getcwd.2.html" text:style-name="Internet_20_link" text:visited-style-name="Visited_20_Internet_20_Link"><text:span text:style-name="T30">http://man7.org/linux/man-pages/man2/getcwd.2.html</text:span></text:a></text:p></text:note-body></text:note></text:span><text:span text:style-name="T23"> that there was a specific call, getcwd() that did exactly what was required, so I used the same strcmp method in the </text:span><text:soft-page-break/><text:span text:style-name="T23">previous functions to check against the input and produced a printf statement that tells the users what the current directory is.</text:span></text:p>
      <text:p text:style-name="P24"/>
      <text:p text:style-name="P35">The cd part was the <text:span text:style-name="T34">first part that I ran into some</text:span> difficult<text:span text:style-name="T34">y with,</text:span> s<text:span text:style-name="T33">ince I had to tokenise the input. <text:s/>I searched the internet for examples of tokenisation and settled on one found on stackoverflow</text:span><text:span text:style-name="T33"><text:note text:id="ftn1" text:note-class="endnote"><text:note-citation>ii</text:note-citation><text:note-body><text:p text:style-name="P48"><text:a xlink:type="simple" xlink:href="https://stackoverflow.com/questions/20823371/what-is-the-difference-between-the-functions-of-the-exec-family-of-system-calls" text:style-name="Internet_20_link" text:visited-style-name="Visited_20_Internet_20_Link"><text:span text:style-name="T31">https://stackoverflow.com/questions/20823371/what-is-the-difference-between-the-functions-of-the-exec-family-of-system-calls</text:span></text:a></text:p></text:note-body></text:note></text:span><text:span text:style-name="T33"> since it was simple to understand. <text:s/>There were two instances of tokenisation in this example, with one at the beginning of the program, just after the start of the while loop and again in the if statement for cd. Here there were two instances of tokenisation needed, one after the input to get the command needed for strcmp.</text:span></text:p>
      <text:p text:style-name="P35"/>
      <text:p text:style-name="P24"><text:span text:style-name="T23">After checking that I was able to successfully exit the program, discovered that I had a segmentation error when entering an empty imI decided to implement some additional if statements to deal with NULL values </text:span></text:p>
      <text:p text:style-name="P23"/>
      <text:p text:style-name="P23">Later on I needed to change my code due to the need for tokeni<text:span text:style-name="T9">s</text:span>ation to split up the input from the user. <text:s/></text:p>
      <text:p text:style-name="P23"/>
      <text:p text:style-name="P25"><text:span text:style-name="T8">Exceptions were also dealt with using two different if statements. <text:s/>The first looked for null values (or what the code designated as such) in the input since the macro #define TOKEN_ARGS. </text:span>I later discovered a segmentation error when I entered an empty input, such as a space or return. <text:s/>This was easily fixed when I entered an if statement that deal<text:span text:style-name="T23">t</text:span> with null values by issuing a print statement saying “No command entered\n”. <text:s/><text:span text:style-name="T23">An </text:span>else statement <text:span text:style-name="T23">was added </text:span>at the bottom of my code that said “<text:span text:style-name="T23">Invalid command entered</text:span>” when dealing with any other possible type of input which the program did not recognise.</text:p>
      <text:p text:style-name="P25"/>
      <text:p text:style-name="P25"><text:span text:style-name="T9">I understood that f</text:span>orking the input <text:span text:style-name="T9">was to</text:span></text:p>
      <text:p text:style-name="P23"/>
      <text:p text:style-name="P23">After tokenizing the input was essential for the correct operation of the cd function.</text:p>
      <text:p text:style-name="P23"/>
      <text:p text:style-name="P28">For an extra function I added “ls” as a valid command in the shell. <text:s/><text:span text:style-name="T13">This is a command available in any Linux terminal and lists all the files in the current directory along with their respective file types, as long as they are not hidden. <text:s/></text:span>I thought this was particularly useful because people will not <text:span text:style-name="T13">always </text:span>know <text:span text:style-name="T14">or remember </text:span>what files are contained <text:span text:style-name="T14">with</text:span>in <text:span text:style-name="T14">various </text:span>folder<text:span text:style-name="T14">s</text:span>. <text:s/><text:span text:style-name="T13">This make navigating directories a lot easier in the shell since the user does not need to exit or minimise the shell to look in the system folder directory to see what programs are available for execution.</text:span></text:p>
      <text:p text:style-name="P23"><text:soft-page-break/></text:p>
      <text:p text:style-name="P14">Other possible approaches</text:p>
      <text:p text:style-name="P29">In order to compile the shell I created a makefile that contained some functions that were useful when testing my code. <text:s/>I could have simply entered a gcc command into the terminal to compile the code. <text:s/><text:span text:style-name="T17">The make clean function could be useful in testing in order to get rid of the .o and executable file.</text:span></text:p>
      <text:p text:style-name="P29"/>
      <text:p text:style-name="P30">Building on the creating seperate functions and calling them, I could have also modualised <text:s/>my code into a a main that simply contained the while loop <text:span text:style-name="T17">and then a seperate c file that contained all the seperate functions in callable functions.</text:span></text:p>
      <text:p text:style-name="P30"/>
      <text:p text:style-name="P36">There was also a tokenise function listed in Stephen Brennan’s tutorial<text:note text:id="ftn2" text:note-class="endnote"><text:note-citation>iii</text:note-citation><text:note-body><text:p text:style-name="P47"><text:a xlink:type="simple" xlink:href="https://brennan.io/2015/01/16/write-a-shell-in-c/" text:style-name="Internet_20_link" text:visited-style-name="Visited_20_Internet_20_Link"><text:span text:style-name="T32">https://brennan.io/2015/01/16/write-a-shell-in-c/</text:span></text:a><text:span text:style-name="T32"> </text:span><text:span text:style-name="T27">Stephen Brenan</text:span></text:p></text:note-body></text:note>, but I found the code that I used fitted much better with the way that I had wrote my code. <text:s/>The code that I used was also much simpler <text:span text:style-name="T34">and far easier to understand.</text:span></text:p>
      <text:p text:style-name="P30"/>
      <text:p text:style-name="P31">Although I used the system() call with the ls function, I could have <text:span text:style-name="T23">also </text:span>used <text:span text:style-name="T23">it instead of getcwd() to print the working directory as well since they do perform the exact same operation.</text:span></text:p>
      <text:p text:style-name="P26"/>
      <text:p text:style-name="P15">Differences on Other Operating Systems</text:p>
      <text:p text:style-name="P32"><text:span text:style-name="T24">This shell is not meant to, or able to, be run in a Windows environment and takes no consideration of the requirements needed to do so either. <text:s/></text:span>The coding of the program reflects this as well with <text:span text:style-name="T11">all the system calls that used in the C code only being UNIX ones. <text:s/>For example, the fork() call used in ex command part of the code would need to be CreateProcess() for it to work in Windows.</text:span></text:p>
      <text:p text:style-name="P32"/>
      <text:p text:style-name="P32"><text:span text:style-name="T11">The other issue is that the makefile that is used to compile the C file into an executable file uses GCC, which is not available on Windows; instead users will have to use Cygwin or MinGW. <text:s/>This may cause issues when compiling since there are always differences between compilers.</text:span></text:p>
      <text:p text:style-name="P23"/>
      <text:p text:style-name="P16">Reflection</text:p>
      <text:p text:style-name="P25">There were many problems that I faced during this project with the structure of the code being one the first problems that I encountered. <text:s/>The use a while loop that could only be shut down by the exit command resulted tokeni<text:span text:style-name="T9">s</text:span>ation not working properly.</text:p>
      <text:p text:style-name="P25"/>
      <text:p text:style-name="P33">The first issue that I encountered was when I got to the cd part and realised that I needed to tokenize the input instead of simply shortening the full string, using strcpy into a new array <text:span text:style-name="T6">and </text:span><text:soft-page-break/><text:span text:style-name="T6">using chdir() to change the directory into the one specified in the new array</text:span>. <text:s/><text:span text:style-name="T6">However, by using this method the chdir() function would not work in tandem with the getcwd() function. <text:s/>Whilst chdir() would switch to the directory path of the new array, getcwd would not list the new directory, instead providing the input of the directory of that contained the shell.</text:span></text:p>
      <text:p text:style-name="P33"/>
      <text:p text:style-name="P34">Another issue was <text:span text:style-name="T25">my initial implementation of</text:span> the <text:span text:style-name="T7">ex command. <text:s/>Although I successfully managed to get programs to execute in the shell, the problem was that after the program finished running the shell would shut down. This was due to the programs having a built in exit mechanism, since many of them were designed to close after completing their task, which also affected the shell. I realised that this problem was because I was not forking the execute, so the shell was switching to the other program and then hitting return 0.</text:span></text:p>
      <text:p text:style-name="P33"/>
      <text:p text:style-name="P27">I <text:span text:style-name="T7">l</text:span>ater discovered a segmentation error when <text:span text:style-name="T7">testing how my code responded to commands that </text:span>I <text:span text:style-name="T7">had not specified. <text:s/>When something that the shell designated as an empty input was entered,</text:span> such as a space or return, <text:span text:style-name="T7">because of the #define TOKEN_ARGS</text:span>. <text:s/>This was easily fixed when I entered an if statement that deal with null values by issuing a print statement saying “No command entered\n”.</text:p>
      <text:p text:style-name="P25"/>
      <text:p text:style-name="P17">Conclusion</text:p>
      <text:p text:style-name="P42"><text:span text:style-name="T19">Building a shell from scratch was undoubtedly a difficult task and I struggled on many of the tasks and did not complete a lot of them. <text:s/>However, of the ones that I managed to get working, I did understand the logic and reasoning behind them. <text:s/>Online resources certainly aided me to gain a further understanding of the functions, many of which I did not know of or understand prior to this. <text:s/>More background reading and planning </text:span><text:span text:style-name="T21">for all of the functions in particular </text:span><text:span text:style-name="T19">would have been useful in trying to fully understanding the way that functions worked and how they would affect commands and functionality further down the line.</text:span></text:p>
      <text:p text:style-name="P9"><text:span text:style-name="T20"/></text:p>
      <text:p text:style-name="P44"><text:span text:style-name="T18">References</text:span></text:p>
      <text:p text:style-name="P3"><text:a xlink:type="simple" xlink:href="https://brennan.io/2015/01/16/write-a-shell-in-c/" text:style-name="Internet_20_link" text:visited-style-name="Visited_20_Internet_20_Link"><text:span text:style-name="T26">https://brennan.io/2015/01/16/write-a-shell-in-c/</text:span></text:a><text:span text:style-name="T26"> </text:span><text:span text:style-name="T27">Stephen Brenan</text:span></text:p>
      <text:p text:style-name="P4"><text:a xlink:type="simple" xlink:href="http://man7.org/linux/man-pages/man2/getcwd.2.html" text:style-name="Internet_20_link" text:visited-style-name="Visited_20_Internet_20_Link"><text:span text:style-name="T26">http://man7.org/linux/man-pages/man2/getcwd.2.html</text:span></text:a></text:p>
      <text:p text:style-name="P5"><text:a xlink:type="simple" xlink:href="https://stackoverflow.com/questions/4788374/writing-a-basic-shell" text:style-name="Internet_20_link" text:visited-style-name="Visited_20_Internet_20_Link"><text:span text:style-name="T28">https://stackoverflow.com/questions/4788374/writing-a-basic-shell</text:span></text:a><text:span text:style-name="T28"> User: </text:span><text:a xlink:type="simple" xlink:href="https://stackoverflow.com/users/364248/jcoffland" text:style-name="Internet_20_link" text:visited-style-name="Visited_20_Internet_20_Link"><text:span text:style-name="T26">jcoffland</text:span></text:a></text:p>
      <text:p text:style-name="P7"><text:a xlink:type="simple" xlink:href="https://stackoverflow.com/questions/21452029/how-can-i-keep-execv-from-killing-my-program" text:style-name="Internet_20_link" text:visited-style-name="Visited_20_Internet_20_Link"><text:span text:style-name="T26">https://stackoverflow.com/questions/21452029/how-can-i-keep-execv-from-killing-my-program</text:span></text:a><text:span text:style-name="T26"> </text:span><text:span text:style-name="T29">n</text:span></text:p>
      <text:p text:style-name="P8"><text:a xlink:type="simple" xlink:href="https://www.tutorialspoint.com/c_standard_library/c_function_freopen.htm" text:style-name="Internet_20_link" text:visited-style-name="Visited_20_Internet_20_Link"><text:span text:style-name="T29">https://www.tutorialspoint.com/c_standard_library/c_function_freopen.htm</text:span></text:a></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7c695" officeooo:paragraph-rsid="0037c69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Wah Yan Ryan Wan</text:p>
      </style:header>
      <style:footer>
        <text:p text:style-name="MP2"><text:page-number text:select-page="current">5</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21:11:49.965804483</meta:creation-date>
    <dc:date>2017-11-27T01:22:17.754953245</dc:date>
    <meta:editing-duration>PT10H48M51S</meta:editing-duration>
    <meta:editing-cycles>19</meta:editing-cycles>
    <meta:generator>LibreOffice/5.1.6.2$Linux_X86_64 LibreOffice_project/10m0$Build-2</meta:generator>
    <meta:document-statistic meta:table-count="0" meta:image-count="0" meta:object-count="0" meta:page-count="6" meta:paragraph-count="51" meta:word-count="1873" meta:character-count="11133" meta:non-whitespace-character-count="9268"/>
  </office:meta>
</office:document-meta>
</file>